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edad1"/>
    </style:style>
    <style:style style:name="P2" style:family="paragraph" style:parent-style-name="Standard" style:list-style-name="L1">
      <style:text-properties style:font-name="Calibri" fo:font-size="9pt" officeooo:rsid="000edad1" officeooo:paragraph-rsid="000edad1" style:font-size-asian="9pt" style:font-size-complex="9pt"/>
    </style:style>
    <style:style style:name="P3" style:family="paragraph" style:parent-style-name="Standard" style:list-style-name="L1">
      <style:text-properties style:font-name="Calibri" fo:font-size="9pt" officeooo:rsid="0010cd39" officeooo:paragraph-rsid="0010cd39" style:font-size-asian="9pt" style:font-size-complex="9pt"/>
    </style:style>
    <style:style style:name="P4" style:family="paragraph" style:parent-style-name="Standard" style:list-style-name="L1">
      <style:text-properties style:font-name="Calibri" fo:font-size="9pt" officeooo:rsid="00124275" officeooo:paragraph-rsid="00124275" style:font-size-asian="9pt" style:font-size-complex="9pt"/>
    </style:style>
    <style:style style:name="P5" style:family="paragraph" style:parent-style-name="Standard" style:list-style-name="L1">
      <style:text-properties style:font-name="Calibri" fo:font-size="9pt" officeooo:rsid="0013b71b" officeooo:paragraph-rsid="0013b71b" style:font-size-asian="9pt" style:font-size-complex="9pt"/>
    </style:style>
    <style:style style:name="P6" style:family="paragraph" style:parent-style-name="Standard" style:list-style-name="L1">
      <style:text-properties style:font-name="Calibri" fo:font-size="9pt" officeooo:rsid="00171d31" officeooo:paragraph-rsid="00171d31" style:font-size-asian="9pt" style:font-size-complex="9pt"/>
    </style:style>
    <style:style style:name="P7" style:family="paragraph" style:parent-style-name="Standard" style:list-style-name="L1">
      <style:text-properties style:font-name="Calibri" fo:font-size="9pt" officeooo:rsid="00171d31" officeooo:paragraph-rsid="0019055c" style:font-size-asian="9pt" style:font-size-complex="9pt"/>
    </style:style>
    <style:style style:name="P8" style:family="paragraph" style:parent-style-name="Standard" style:list-style-name="L1">
      <style:text-properties officeooo:rsid="000edad1" officeooo:paragraph-rsid="000edad1"/>
    </style:style>
    <style:style style:name="P9" style:family="paragraph" style:parent-style-name="Standard" style:list-style-name="L1">
      <style:text-properties officeooo:rsid="000ff2ee" officeooo:paragraph-rsid="000ff2ee"/>
    </style:style>
    <style:style style:name="P10" style:family="paragraph" style:parent-style-name="Standard" style:list-style-name="L1">
      <style:text-properties officeooo:rsid="0013b71b" officeooo:paragraph-rsid="0013b71b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edad1" style:font-size-asian="9pt" style:font-size-complex="9pt"/>
    </style:style>
    <style:style style:name="T3" style:family="text">
      <style:text-properties style:font-name="Calibri" fo:font-size="9pt" officeooo:rsid="00162d13" style:font-size-asian="9pt" style:font-size-complex="9pt"/>
    </style:style>
    <style:style style:name="T4" style:family="text">
      <style:text-properties officeooo:rsid="00124275"/>
    </style:style>
    <style:style style:name="T5" style:family="text">
      <style:text-properties officeooo:rsid="0013b71b"/>
    </style:style>
    <style:style style:name="T6" style:family="text">
      <style:text-properties officeooo:rsid="00162d13"/>
    </style:style>
    <style:style style:name="T7" style:family="text">
      <style:text-properties officeooo:rsid="001905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Screen Share Test, Etherpad</text:p>
        </text:list-item>
        <text:list-item>
          <text:p text:style-name="P1"><text:span text:style-name="T2">WDH: Verb+ Präposition mit Übung: </text:span><text:a xlink:type="simple" xlink:href="https://www.schubert-verlag.de/aufgaben/xg/xg11_09.htm" text:style-name="Internet_20_link" text:visited-style-name="Visited_20_Internet_20_Link"><text:span text:style-name="T2">https://www.schubert-verlag.de/aufgaben/xg/xg11_09.htm</text:span></text:a></text:p>
        </text:list-item>
        <text:list-item>
          <text:p text:style-name="P8"><text:span text:style-name="T1">Hausaufgabe gemeinsam: </text:span><text:a xlink:type="simple" xlink:href="https://www.schubert-verlag.de/aufgaben/uebungen_b1/b1_k01_wortgruppen.htm" text:style-name="Internet_20_link" text:visited-style-name="Visited_20_Internet_20_Link"><text:span text:style-name="T3">https://www.schubert-verlag.de/aufgaben/uebungen_b1/b1_k01_wortgruppen.htm</text:span></text:a></text:p>
          <text:list>
            <text:list-item>
              <text:p text:style-name="P2"><text:span text:style-name="T6">N</text:span>ur hören und verstandene Wörter aufschreiben</text:p>
            </text:list-item>
            <text:list-item>
              <text:p text:style-name="P2">Vermutungen zum Textinhalt äußern</text:p>
              <text:list>
                <text:list-header>
                  <text:p text:style-name="P2">→ Redemittel Vermutungen äußern</text:p>
                </text:list-header>
              </text:list>
            </text:list-item>
            <text:list-item>
              <text:p text:style-name="P2">Text gemeinsam verstehen, Vokabeln</text:p>
              <text:p text:style-name="P2"/>
            </text:list-item>
          </text:list>
        </text:list-item>
        <text:list-item>
          <text:p text:style-name="P2">Lokalpräpositionen</text:p>
          <text:list>
            <text:list-item>
              <text:p text:style-name="P2">Übersicht</text:p>
            </text:list-item>
            <text:list-item>
              <text:p text:style-name="P8"><text:span text:style-name="T1">Übung: </text:span><text:a xlink:type="simple" xlink:href="https://www.deutsch-perfekt.com/deutsch-ueben/die-praepositionen-testen-sie-sich" text:style-name="Internet_20_link" text:visited-style-name="Visited_20_Internet_20_Link"><text:span text:style-name="T1">https://www.deutsch-perfekt.com/deutsch-ueben/die-praepositionen-testen-sie-sich</text:span></text:a><text:span text:style-name="T1"> (außer „temporal“)</text:span></text:p>
              <text:p text:style-name="P2"/>
            </text:list-item>
          </text:list>
        </text:list-item>
        <text:list-item>
          <text:p text:style-name="P9"><text:span text:style-name="T1">Insta Nachrichten über Bauernstreik: </text:span><text:a xlink:type="simple" xlink:href="https://www.instagram.com/p/C2PjGVVI7Az/?igsh=MXVxaDc3cDBtOWY0Yw" text:style-name="Internet_20_link" text:visited-style-name="Visited_20_Internet_20_Link"><text:span text:style-name="T1">https://www.instagram.com/p/C2PjGVVI7Az/?igsh=MXVxaDc3cDBtOWY0Yw</text:span></text:a><text:span text:style-name="T1">==</text:span></text:p>
          <text:list>
            <text:list-item>
              <text:p text:style-name="P3">nur hören → was verstehst du?</text:p>
            </text:list-item>
            <text:list-item>
              <text:p text:style-name="P3">Mit Untertiteln gucken</text:p>
            </text:list-item>
            <text:list-item>
              <text:p text:style-name="P3">Text 1 lesen</text:p>
              <text:p text:style-name="P3"/>
            </text:list-item>
          </text:list>
        </text:list-item>
        <text:list-item>
          <text:p text:style-name="P3">Grammatik: zu+ Inf.</text:p>
          <text:list>
            <text:list-item>
              <text:p text:style-name="P4">Übung (.doc)</text:p>
              <text:p text:style-name="P4"/>
            </text:list-item>
          </text:list>
        </text:list-item>
        <text:list-item>
          <text:p text:style-name="P4">Ärger im Alltag:</text:p>
          <text:list>
            <text:list-item>
              <text:p text:style-name="P10"><text:span text:style-name="T1">Hörverstehen Radiosendung: </text:span><text:a xlink:type="simple" xlink:href="https://www.schubert-verlag.de/audio/2.06_begegnungen_b1.mp3" text:style-name="Internet_20_link" text:visited-style-name="Visited_20_Internet_20_Link"><text:span text:style-name="T1">https://www.schubert-verlag.de/audio/2.06_begegnungen_b1.mp3</text:span></text:a></text:p>
              <text:list>
                <text:list-item>
                  <text:p text:style-name="P5">Über was beschweren sich die 3 Sprecher?</text:p>
                </text:list-item>
                <text:list-item>
                  <text:p text:style-name="P5">Text Arbeitsblatt: Was ist falsch?</text:p>
                </text:list-item>
              </text:list>
            </text:list-item>
            <text:list-item>
              <text:p text:style-name="P5"><text:span text:style-name="T4">W</text:span>as ärgert dich im Alltag? Was freut Dich? → Buch S.13</text:p>
              <text:p text:style-name="P5"/>
            </text:list-item>
          </text:list>
        </text:list-item>
        <text:list-item>
          <text:p text:style-name="P4"><text:span text:style-name="T5">Partnerinterview – Was machen Sie gerne in der Freizeit? → Buch</text:span> <text:span text:style-name="T5">S.16 A11</text:span></text:p>
          <text:p text:style-name="P4"/>
        </text:list-item>
        <text:list-item>
          <text:p text:style-name="P6">HA:</text:p>
          <text:list>
            <text:list-item>
              <text:p text:style-name="P7">S.<text:span text:style-name="T7">14 A</text:span> 8a,b,c (wenn nicht geschafft) </text:p>
            </text:list-item>
            <text:list-item>
              <text:p text:style-name="P6">S. 17 A 12, 13a, 1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06:58:53.513000000</meta:creation-date>
    <meta:generator>LibreOffice/7.5.5.2$Windows_X86_64 LibreOffice_project/ca8fe7424262805f223b9a2334bc7181abbcbf5e</meta:generator>
    <dc:date>2024-01-26T08:29:27.028000000</dc:date>
    <meta:editing-duration>PT1H29M2S</meta:editing-duration>
    <meta:editing-cycles>9</meta:editing-cycles>
    <meta:document-statistic meta:table-count="0" meta:image-count="0" meta:object-count="0" meta:page-count="1" meta:paragraph-count="25" meta:word-count="137" meta:character-count="1095" meta:non-whitespace-character-count="1005"/>
  </office:meta>
</office:document-meta>
</file>